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e8d6" officeooo:paragraph-rsid="0007e8d6"/>
    </style:style>
    <style:style style:name="P2" style:family="paragraph" style:parent-style-name="Standard">
      <style:text-properties fo:font-weight="bold" officeooo:rsid="000f5363" officeooo:paragraph-rsid="000f5363" style:font-weight-asian="bold" style:font-weight-complex="bold"/>
    </style:style>
    <style:style style:name="P3" style:family="paragraph" style:parent-style-name="Standard">
      <style:text-properties fo:font-weight="bold" officeooo:rsid="001300f2" officeooo:paragraph-rsid="001300f2" style:font-weight-asian="bold" style:font-weight-complex="bold"/>
    </style:style>
    <style:style style:name="P4" style:family="paragraph" style:parent-style-name="Standard">
      <style:paragraph-properties fo:text-align="center" style:justify-single-word="false"/>
      <style:text-properties fo:font-size="14pt" fo:font-weight="bold" officeooo:rsid="0007e8d6" officeooo:paragraph-rsid="0007e8d6" style:font-weight-asian="bold" style:font-weight-complex="bold"/>
    </style:style>
    <style:style style:name="P5" style:family="paragraph" style:parent-style-name="Standard">
      <style:text-properties officeooo:rsid="0008e783" officeooo:paragraph-rsid="0008e783"/>
    </style:style>
    <style:style style:name="P6" style:family="paragraph" style:parent-style-name="Standard">
      <style:text-properties officeooo:rsid="0009dfcd" officeooo:paragraph-rsid="0008e783"/>
    </style:style>
    <style:style style:name="P7" style:family="paragraph" style:parent-style-name="Standard">
      <style:text-properties officeooo:rsid="0009dfcd" officeooo:paragraph-rsid="0009dfcd"/>
    </style:style>
    <style:style style:name="P8" style:family="paragraph" style:parent-style-name="Standard">
      <style:text-properties officeooo:rsid="000f5363" officeooo:paragraph-rsid="000f5363"/>
    </style:style>
    <style:style style:name="P9" style:family="paragraph" style:parent-style-name="Standard">
      <style:text-properties officeooo:rsid="0010363c" officeooo:paragraph-rsid="0010363c"/>
    </style:style>
    <style:style style:name="P10" style:family="paragraph" style:parent-style-name="Standard">
      <style:text-properties officeooo:rsid="00111267" officeooo:paragraph-rsid="00111267"/>
    </style:style>
    <style:style style:name="P11" style:family="paragraph" style:parent-style-name="Standard">
      <style:text-properties officeooo:rsid="001300f2" officeooo:paragraph-rsid="001300f2"/>
    </style:style>
    <style:style style:name="P12" style:family="paragraph" style:parent-style-name="Standard">
      <style:paragraph-properties fo:break-before="page"/>
      <style:text-properties officeooo:rsid="00111267" officeooo:paragraph-rsid="00111267"/>
    </style:style>
    <style:style style:name="P13" style:family="paragraph" style:parent-style-name="Preformatted_20_Text">
      <style:text-properties officeooo:rsid="00111267" officeooo:paragraph-rsid="00111267"/>
    </style:style>
    <style:style style:name="P14" style:family="paragraph" style:parent-style-name="Preformatted_20_Text">
      <style:paragraph-properties fo:margin-top="0cm" fo:margin-bottom="0.499cm" loext:contextual-spacing="false"/>
    </style:style>
    <style:style style:name="T1" style:family="text">
      <style:text-properties fo:language="pt" fo:country="PT"/>
    </style:style>
    <style:style style:name="T2" style:family="text">
      <style:text-properties fo:language="pt" fo:country="PT" officeooo:rsid="000ab4e9"/>
    </style:style>
    <style:style style:name="T3" style:family="text">
      <style:text-properties fo:language="pt" fo:country="PT" officeooo:rsid="000bfa44"/>
    </style:style>
    <style:style style:name="T4" style:family="text">
      <style:text-properties fo:language="pt" fo:country="PT" officeooo:rsid="000d8b0a"/>
    </style:style>
    <style:style style:name="T5" style:family="text">
      <style:text-properties fo:language="pt" fo:country="PT" officeooo:rsid="000ecaa3"/>
    </style:style>
    <style:style style:name="T6" style:family="text">
      <style:text-properties fo:font-size="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dução ao Sistema de Cache do CakePHP 3</text:p>
      <text:p text:style-name="P1"/>
      <text:p text:style-name="P1"/>
      <text:p text:style-name="P1"><text:span text:style-name="Emphasis">class </text:span><text:span text:style-name="Teletype">Cake\Cache\Cache</text:span> </text:p>
      <text:p text:style-name="P1"/>
      <text:p text:style-name="P5"><text:a xlink:type="simple" xlink:href="http://book.cakephp.org/3.0/en/core-libraries/caching.html" text:style-name="Internet_20_link" text:visited-style-name="Visited_20_Internet_20_Link">http://book.cakephp.org/3.0/en/core-libraries/caching.html</text:a></text:p>
      <text:p text:style-name="P6"/>
      <text:p text:style-name="P7"><text:bookmark text:name="result_box"/><text:span text:style-name="T1">Caching é frequentemente usado para reduzir o tempo que leva para criar ou ler a partir de outros recursos. Caching é muitas vezes usado para fazer a leitura de recursos caros menos caros. Você pode armazenar os resultados das consultas car</text:span><text:span text:style-name="T2">as</text:span><text:span text:style-name="T1">, ou o acesso </text:span><text:span text:style-name="T2">de</text:span><text:span text:style-name="T1"> webservice remoto que não mudam frequentemente em um cache. Uma vez no cache, re-ler o recurso guardado no cache é muito mais barato do que acessar o recurso remoto.<text:line-break/><text:line-break/>Cache no CakePHP é facilitada principalmente pela classe Cache. Essa classe fornece um conjunto de métodos estáticos que fornecem uma API uniforme para lidar com todos os diferentes tipos de implementações de cache. CakePHP vem com vários motores de cache </text:span><text:span text:style-name="T3">embutidos</text:span><text:span text:style-name="T1"> e fornece um sistema fácil de implementar seus próprios sistemas de armazenamento em cache. Os motores de cache </text:span><text:span text:style-name="T3">embutidos</text:span><text:span text:style-name="T1"> são:<text:line-break/><text:line-break/> <text:s text:c="3"/>FileCache - cache de arquivos é um cache simples que usa arquivos locais. É o mecanismo de cache mais lent</text:span><text:span text:style-name="T4">o</text:span><text:span text:style-name="T1"> e não oferece tantos recursos para operações atômicas. No entanto, desde </text:span><text:span text:style-name="T4">que </text:span><text:span text:style-name="T1">o armazenamento em disco é muitas vezes bastante barato, armazenar grandes objetos, ou elementos que são raramente escritas funcionam bem em arquivos.<text:line-break/> <text:s text:c="3"/>ApcCache - APC utiliza a extensão PHP APC. Esta extensão utiliza memória </text:span><text:span text:style-name="T4">com</text:span><text:span text:style-name="T1">partilhada no servidor web para armazenar objetos. Isto torna muito rápido, e capaz de fornecer recursos de leitura/gravação atômicas.<text:line-break/> <text:s text:c="3"/>WinCache - WinCache usa a extensão WinCache. WinCache é semelhante a APC em recursos e desempenho, mas otimizado para Windows e IIS.<text:line-break/> <text:s text:c="3"/>XcacheEngine - Xcache é uma extensão do PHP que oferece características semelhantes à APC.<text:line-break/> <text:s text:c="3"/>MemcachedEngine - usa a extensão Memcached.<text:line-break/> <text:s text:c="3"/>RedisEngine - usa a extensão phpredis. Redis oferece um sistema de cache rápido e persistente semelhante ao Memcached, também fornece operações atômicas.<text:line-break/><text:line-break/>Independentemente do CacheEngine </text:span><text:span text:style-name="T5">que </text:span><text:span text:style-name="T1">você optar por usar, o aplicativo interage com </text:span><text:span text:style-name="T5">Cake</text:span><text:span text:style-name="T1">\Cache\Cache de uma forma consistente. Você pode trocar motores de cache </text:span><text:span text:style-name="T5">sempre que</text:span><text:span text:style-name="T1"> seu aplicativo cres</text:span><text:span text:style-name="T5">ça</text:span><text:span text:style-name="T1">.</text:span> </text:p>
      <text:p text:style-name="P7"/>
      <text:p text:style-name="P2">Configurando a Classe Cache</text:p>
      <text:p text:style-name="P8"/>
      <text:p text:style-name="P8"><text:span text:style-name="Emphasis">static </text:span><text:span text:style-name="Teletype">Cake\Cache\Cache::config</text:span><text:span text:style-name="T6">(</text:span><text:span text:style-name="Emphasis">$key</text:span>, <text:span text:style-name="Emphasis">$config = null</text:span><text:span text:style-name="T6">)</text:span> </text:p>
      <text:p text:style-name="P1"/>
      <text:p text:style-name="P9">Configurar a classe Cache pode ser feito em qualquer lugar, mas geralmente você deve desejar configurar o Cache durante o bootstraping. O local convencional para fazer isso é o config/app.php. </text:p>
      <text:p text:style-name="P9"/>
      <text:p text:style-name="P10"/>
      <text:p text:style-name="P12">Exemplo de configuração:</text:p>
      <text:p text:style-name="P10"/>
      <text:p text:style-name="P13">// ...</text:p>
      <text:p text:style-name="Preformatted_20_Text">'Cache' =&gt; [</text:p>
      <text:p text:style-name="Preformatted_20_Text"><text:s text:c="4"/>'short' =&gt; [</text:p>
      <text:p text:style-name="Preformatted_20_Text"><text:s text:c="8"/>'className' =&gt; 'File',</text:p>
      <text:p text:style-name="Preformatted_20_Text"><text:s text:c="8"/>'duration' =&gt; '+1 hours',</text:p>
      <text:p text:style-name="Preformatted_20_Text"><text:s text:c="8"/>'path' =&gt; CACHE,</text:p>
      <text:p text:style-name="Preformatted_20_Text"><text:s text:c="8"/>'prefix' =&gt; 'cake_short_'</text:p>
      <text:p text:style-name="Preformatted_20_Text"><text:s text:c="4"/>],</text:p>
      <text:p text:style-name="Preformatted_20_Text"><text:s text:c="4"/>// Using a fully namespaced name.</text:p>
      <text:p text:style-name="Preformatted_20_Text"><text:s text:c="4"/>'long' =&gt; [</text:p>
      <text:p text:style-name="Preformatted_20_Text"><text:s text:c="8"/>'className' =&gt; 'Cake\Cache\Engine\FileEngine',</text:p>
      <text:p text:style-name="Preformatted_20_Text"><text:s text:c="8"/>'duration' =&gt; '+1 week',</text:p>
      <text:p text:style-name="Preformatted_20_Text"><text:s text:c="8"/>'probability' =&gt; 100,</text:p>
      <text:p text:style-name="Preformatted_20_Text"><text:s text:c="8"/>'path' =&gt; CACHE . 'long' . DS,</text:p>
      <text:p text:style-name="Preformatted_20_Text"><text:s text:c="4"/>]</text:p>
      <text:p text:style-name="Preformatted_20_Text">]</text:p>
      <text:p text:style-name="P14">// ...</text:p>
      <text:p text:style-name="P3">Mais informações em:</text:p>
      <text:p text:style-name="P11"><text:a xlink:type="simple" xlink:href="http://book.cakephp.org/3.0/en/core-libraries/caching.html" text:style-name="Internet_20_link" text:visited-style-name="Visited_20_Internet_20_Link">http://book.cakephp.org/3.0/en/core-libraries/caching.html</text:a></text:p>
      <text:p text:style-name="P11"/>
      <text:p text:style-name="P1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10:46:07.699000000</meta:creation-date>
    <dc:date>2016-05-16T10:59:16.159000000</dc:date>
    <meta:editing-duration>PT13M</meta:editing-duration>
    <meta:editing-cycles>15</meta:editing-cycles>
    <meta:generator>LibreOffice/5.1.2.2$Windows_x86 LibreOffice_project/d3bf12ecb743fc0d20e0be0c58ca359301eb705f</meta:generator>
    <meta:document-statistic meta:table-count="0" meta:image-count="0" meta:object-count="0" meta:page-count="2" meta:paragraph-count="27" meta:word-count="421" meta:character-count="2886" meta:non-whitespace-character-count="2377"/>
  </office:meta>
</office:document-meta>
</file>